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3.388cm" fo:margin-left="2.551cm" fo:margin-right="1.06cm" table:align="margins"/>
    </style:style>
    <style:style style:name="Table1.A" style:family="table-column">
      <style:table-column-properties style:column-width="13.38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3.441cm" fo:margin-left="2.498cm" fo:margin-right="1.06cm" table:align="margins"/>
    </style:style>
    <style:style style:name="Table2.A" style:family="table-column">
      <style:table-column-properties style:column-width="13.441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3.441cm" fo:margin-left="2.498cm" fo:margin-right="1.06cm" table:align="margins"/>
    </style:style>
    <style:style style:name="Table3.A" style:family="table-column">
      <style:table-column-properties style:column-width="13.441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3.494cm" fo:margin-left="2.445cm" fo:margin-right="1.06cm" table:align="margins"/>
    </style:style>
    <style:style style:name="Table4.A" style:family="table-column">
      <style:table-column-properties style:column-width="13.494cm" style:rel-column-width="65535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9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1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</style:style>
    <style:style style:name="P12" style:family="paragraph" style:parent-style-name="Standard" style:list-style-name="L3">
      <style:paragraph-properties fo:margin-left="1.251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6.773cm"/>
        </style:tab-stops>
      </style:paragraph-properties>
    </style:style>
    <style:style style:name="P14" style:family="paragraph" style:parent-style-name="Standard" style:list-style-name="L2">
      <style:paragraph-properties fo:margin-left="1.251cm" fo:margin-right="0cm" fo:text-indent="0cm" style:auto-text-indent="false"/>
    </style:style>
    <style:style style:name="P15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style:font-name="Times New Roman" fo:font-size="12pt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 fo:break-before="pag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7">INFORME</text:p>
      <text:p text:style-name="P7"/>
      <text:p text:style-name="P4"/>
      <text:p text:style-name="P5"><text:tab/><text:tab/><text:tab/><text:tab/><text:tab/><text:tab/><text:tab/><text:tab/><text:tab/><text:tab/><text:tab/><text:tab/></text:p>
      <text:p text:style-name="P6"/>
      <text:p text:style-name="P6">DE<text:tab/><text:tab/>: <text:s/>Lic. Wilber Ramos Lovón</text:p>
      <text:p text:style-name="P6"><text:tab/><text:tab/> <text:s text:c="3"/>Presidente de la Comisión de Plan de Funcionamiento de la EPCC.</text:p>
      <text:p text:style-name="P6"/>
      <text:p text:style-name="P6">PARA <text:tab/><text:tab/>: <text:s/>Ing. Jesus Zuñiga Cueva</text:p>
      <text:p text:style-name="P6"><text:tab/><text:tab/> <text:s text:c="4"/>Jefe del DAISI</text:p>
      <text:p text:style-name="P6"/>
      <text:p text:style-name="P6">ASUNTO<text:tab/>: <text:s/><text:span text:style-name="T2">Plan de Funcionamiento de la EPCC.</text:span></text:p>
      <text:p text:style-name="P6"/>
      <text:p text:style-name="P6">FECHA<text:tab/>: 23 <text:s/>de abril de 2010</text:p>
      <text:p text:style-name="P6"/>
      <text:p text:style-name="P6">_____________________________________________________________________<text:span text:style-name="T3"><text:tab/><text:tab/></text:span><text:tab/></text:p>
      <text:p text:style-name="P6"/>
      <text:p text:style-name="P6"/>
      <text:p text:style-name="P6"><text:span text:style-name="T2">Con respecto a la Comisión de Plan de Funcionamiento de la Escuela Profesional de Ciencia de la Computación <text:s/>(EPCC) , informo lo siguiente :</text:span></text:p>
      <text:p text:style-name="P6"/>
      <text:list xml:id="list703045029" text:style-name="L1">
        <text:list-item>
          <text:p text:style-name="P11">La comisión ha visto por conveniente la adecuación y actualización del Plan Curricular de la EPCC, la cual se adjunta al presente documento.</text:p>
          <text:p text:style-name="P11"/>
        </text:list-item>
        <text:list-item>
          <text:p text:style-name="P11">De acuerdo con (1) para el normal desarrollo de la EPCC se tiene los siguientes requerimientos de infraestructura para el año académico 2010:</text:p>
          <text:p text:style-name="P11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8">Primer Semestre</text:p>
          </table:table-cell>
        </table:table-row>
        <table:table-row>
          <table:table-cell table:style-name="Table1.A2" office:value-type="string">
            <text:list xml:id="list87883897" text:style-name="L2">
              <text:list-item>
                <text:p text:style-name="P14">Un aula para el dictado de 14 horas teóricas <text:s/>y 14 horas de práctica, semanales.</text:p>
              </text:list-item>
              <text:list-item>
                <text:p text:style-name="P14">Un laboratorio de cómputo para el desarrollo de 4 horas <text:s text:c="2"/>de <text:s/>laboratorio, correspondiente a <text:s/>2 grupos.</text:p>
              </text:list-item>
              <text:list-item>
                <text:p text:style-name="P14">Una oficina para la Dirección de Escuela.</text:p>
                <text:p text:style-name="P14"/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Segundo <text:s/>Semestre</text:p>
          </table:table-cell>
        </table:table-row>
        <table:table-row>
          <table:table-cell table:style-name="Table2.A2" office:value-type="string">
            <text:list xml:id="list431065531" text:continue-numbering="true" text:style-name="L2">
              <text:list-item>
                <text:p text:style-name="P14">Un aula para el dictado de 13 horas teóricas <text:s/>y 12 horas de práctica, semanales.</text:p>
              </text:list-item>
              <text:list-item>
                <text:p text:style-name="P14">Un laboratorio de cómputo para el desarrollo de 12 horas <text:s text:c="2"/>de <text:s/>laboratorio, correspondiente a <text:s/>2 grupos.</text:p>
              </text:list-item>
              <text:list-item text:start-value="1">
                <text:p text:style-name="P14">Una oficina para la Dirección de Escuela.</text:p>
                <text:p text:style-name="P14"/>
              </text:list-item>
            </text:list>
          </table:table-cell>
        </table:table-row>
      </table:table>
      <text:p text:style-name="P2"/>
      <text:p text:style-name="P2"/>
      <text:p text:style-name="P2"/>
      <text:list xml:id="list1762779342" text:continue-list="list703045029" text:style-name="L1">
        <text:list-item>
          <text:p text:style-name="P11">Para el normal desarrollo de la EPCC se tiene los siguientes requerimientos de personal docente :</text:p>
          <text:p text:style-name="P11"><text:soft-page-break/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9">Primer Semestre</text:p>
          </table:table-cell>
        </table:table-row>
        <table:table-row>
          <table:table-cell table:style-name="Table3.A2" office:value-type="string">
            <text:list xml:id="list1625823707" text:style-name="L3">
              <text:list-item>
                <text:p text:style-name="P12">Veinte <text:s/>horas académicas designadas al Departamento de Ingeniería de Sistemas e Informática, para los cursos:</text:p>
                <text:list>
                  <text:list-item>
                    <text:p text:style-name="P12">Introducción a la Programación <text:tab/><text:tab/> 8 horas.</text:p>
                  </text:list-item>
                  <text:list-item>
                    <text:p text:style-name="P12">Estructuras Discretas I<text:tab/><text:tab/><text:tab/> 6 horas.</text:p>
                  </text:list-item>
                  <text:list-item>
                    <text:p text:style-name="P12">Metodología del Estudio<text:tab/><text:tab/><text:tab/> 4 horas.</text:p>
                  </text:list-item>
                </text:list>
              </text:list-item>
              <text:list-item>
                <text:p text:style-name="P12">Seis horas académicas designadas al Departamento de Matemáticas y Estadística, <text:s/>para el curso:</text:p>
                <text:list>
                  <text:list-item>
                    <text:p text:style-name="P12">Álgebra y Geometría <text:tab/><text:tab/><text:tab/>6 horas.</text:p>
                  </text:list-item>
                </text:list>
              </text:list-item>
              <text:list-item>
                <text:p text:style-name="P12">Ocho horas académicas designadas al Departamento de Literatura y Lingüística, <text:s/>para los cursos:</text:p>
                <text:list>
                  <text:list-item>
                    <text:p text:style-name="P12">Comunicación<text:tab/><text:tab/><text:tab/><text:tab/>4 horas.</text:p>
                  </text:list-item>
                  <text:list-item>
                    <text:p text:style-name="P12">Lengua Extranjera I<text:tab/><text:tab/><text:tab/>4 horas.</text:p>
                    <text:p text:style-name="P12"/>
                  </text:list-item>
                </text:list>
              </text:list-item>
            </text:list>
          </table:table-cell>
        </table:table-row>
      </table:table>
      <text:p text:style-name="P1"/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Segundo <text:s/>Semestre</text:p>
          </table:table-cell>
        </table:table-row>
        <table:table-row>
          <table:table-cell table:style-name="Table4.A2" office:value-type="string">
            <text:list xml:id="list1903054513" text:continue-list="list1625823707" text:style-name="L3">
              <text:list-item text:start-value="1">
                <text:p text:style-name="P12">Veinticuatro <text:s/>horas académicas designadas al Departamento de Ingeniería de Sistemas e Informática, <text:s/>para los cursos:</text:p>
                <text:list>
                  <text:list-item>
                    <text:p text:style-name="P12">Estructuras Discretas II <text:tab/><text:tab/><text:tab/>8 horas.</text:p>
                  </text:list-item>
                  <text:list-item>
                    <text:p text:style-name="P12">Introducción a la Programación</text:p>
                    <text:p text:style-name="P12"><text:s/>Orientada a Objetos <text:tab/><text:tab/><text:tab/>12 horas.</text:p>
                  </text:list-item>
                  <text:list-item>
                    <text:p text:style-name="P12">Introducción a la Ciencia</text:p>
                    <text:p text:style-name="P12"><text:s/>de la Computación<text:tab/><text:tab/><text:tab/>4 horas.</text:p>
                  </text:list-item>
                </text:list>
              </text:list-item>
              <text:list-item>
                <text:p text:style-name="P12">Seis horas académicas designadas al Departamento de Matemáticas y Estadística, <text:s/>para el curso:</text:p>
                <text:list>
                  <text:list-item>
                    <text:p text:style-name="P12">Cálculo en una Variable I<text:tab/><text:tab/><text:tab/>6 horas.</text:p>
                  </text:list-item>
                </text:list>
              </text:list-item>
              <text:list-item>
                <text:p text:style-name="P12">Cuatro horas académicas designadas al Departamento de Literatura y Lingüística, <text:s/>para el curso:</text:p>
                <text:list>
                  <text:list-item>
                    <text:p text:style-name="P12">Lengua Extranjera II<text:tab/><text:tab/><text:tab/>4 horas.</text:p>
                  </text:list-item>
                </text:list>
              </text:list-item>
              <text:list-item>
                <text:p text:style-name="P12">Tres horas académicas asignadas al Departamento Académico de Psicología para el curso:</text:p>
                <text:list>
                  <text:list-item>
                    <text:p text:style-name="P12">Relaciones Humanas<text:tab/><text:tab/><text:tab/>3 horas.</text:p>
                    <text:p text:style-name="P12"/>
                  </text:list-item>
                </text:list>
              </text:list-item>
            </text:list>
          </table:table-cell>
        </table:table-row>
      </table:table>
      <text:p text:style-name="P2"/>
      <text:p text:style-name="P2"/>
      <text:p text:style-name="P17"/>
      <text:p text:style-name="P2"/>
      <text:list xml:id="list1463056615" text:continue-list="list1762779342" text:style-name="L1">
        <text:list-item>
          <text:p text:style-name="P11">Para el normal desarrollo del año académico de la EPCC se requiere una secretaria para la Dirección de la EPCC.</text:p>
          <text:p text:style-name="P11"/>
        </text:list-item>
        <text:list-item>
          <text:p text:style-name="P11">Para el normal desarrollo de la Dirección de la EPCC , se requiere mobiliario y útiles de oficina .</text:p>
          <text:p text:style-name="P15"/>
        </text:list-item>
        <text:list-item>
          <text:p text:style-name="P11">Que se ha presentado el oficio N°022-2010-DAISI-UNSA dirigido al Rector de la UNSA, solicitando los estudios correspondientes para la construcción de un Pabellón para la EPCC, oficio que adjunto.</text:p>
        </text:list-item>
      </text:list>
      <text:p text:style-name="P2"/>
      <text:p text:style-name="P2"/>
      <text:p text:style-name="P13">Wilber Ramos Lovón (Presidente)<text:tab/>........................................................................</text:p>
      <text:p text:style-name="P13"/>
      <text:p text:style-name="P13">Percy Huertas Niquén<text:tab/>........................................................................</text:p>
      <text:p text:style-name="P13"/>
      <text:p text:style-name="P13">Eveling Gloria Castro Gutiérrez<text:tab/>........................................................................</text:p>
      <text:p text:style-name="P13"/>
      <text:p text:style-name="P13">César Beltrán Castañón<text:tab/>........................................................................</text:p>
      <text:p text:style-name="P13"/>
      <text:p text:style-name="P13">Juan Carlos Gutiérrez Cáceres<text:tab/>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ber </meta:initial-creator>
    <meta:creation-date>2010-03-21T09:57:57</meta:creation-date>
    <dc:date>2010-04-22T16:56:46</dc:date>
    <dc:creator>Ernesto Cuadros-Vargas</dc:creator>
    <meta:editing-duration>PT01H23M34S</meta:editing-duration>
    <meta:editing-cycles>7</meta:editing-cycles>
    <meta:generator>OpenOffice.org/3.2$Unix OpenOffice.org_project/320m12$Build-9483</meta:generator>
    <meta:document-statistic meta:table-count="4" meta:image-count="0" meta:object-count="0" meta:page-count="3" meta:paragraph-count="52" meta:word-count="499" meta:character-count="3424"/>
  </office:meta>
</office:document-meta>
</file>